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6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Default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7">
          <table:table-cell table:style-name="ce2" office:value-type="date" office:date-value="2019-07-16" calcext:value-type="date">
            <text:p>Tuesday, July 16, 201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Read 5 more chapters from Andrew Ng Book on how to evaluate or dev/test sets either using one value or multiple value scores and also when it's time to change them. Also read the series part1-part6 https://towardsdatascience.com/security-and-privacy-in-artificial-intelligence-and-machine-learning-part-1-c6f607feb94b on security and privacy of AI and ML!</text:p>
          </table:table-cell>
          <table:table-cell table:style-name="ce14" office:value-type="string" calcext:value-type="string">
            <text:p><text:span text:style-name="T2"><text:a xlink:href="https://towardsdatascience.com/security-and-privacy-in-artificial-intelligence-and-machine-learning-part-1-c6f607feb94b" xlink:type="simple">https://towardsdatascience.com/security-and-privacy-in-artificial-intelligence-and-machine-learning-part-1-c6f607feb94b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7" calcext:value-type="date">
            <text:p>Wednesday, July 17, 201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Read about the project on #sg_project-t-shirt and started reading materials on how to implement Style Transfer or maybe a GAN to produce new images</text:p>
          </table:table-cell>
          <table:table-cell table:style-name="ce14" office:value-type="string" calcext:value-type="string">
            <text:p><text:span text:style-name="T2"><text:a xlink:href="https://skymind.ai/wiki/generative-adversarial-network-gan" xlink:type="simple">https://skymind.ai/wiki/generative-adversarial-network-gan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4" office:value-type="string" calcext:value-type="string">
            <text:p><text:span text:style-name="T2"><text:a xlink:href="https://www.kaggle.com/arturlacerda/pytorch-conditional-gan#Results" xlink:type="simple">https://www.kaggle.com/arturlacerda/pytorch-conditional-gan#Results</text:a></text:span><text:span text:style-name="T2">!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8" calcext:value-type="date">
            <text:p>Thursday, July 18, 2019</text:p>
          </table:table-cell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9" calcext:value-type="date">
            <text:p>Friday, July 19, 2019</text:p>
          </table:table-cell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20" calcext:value-type="date">
            <text:p>Saturday, July 20, 2019</text:p>
          </table:table-cell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956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5"/>
          <table:table-cell table:style-name="ce17" table:number-columns-repeated="23"/>
          <table:table-cell table:number-columns-repeated="997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8:37:39.177689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7T18:42:29.635410942</dc:date>
    <meta:editing-duration>PT3H11M25S</meta:editing-duration>
    <meta:editing-cycles>11</meta:editing-cycles>
    <meta:document-statistic meta:table-count="1" meta:cell-count="59" meta:object-count="0"/>
  </office:meta>
</office:document-meta>
</file>